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Cambria Math" style:font-name-complex="Cambria Math"/>
    </style:style>
    <style:style style:name="T3" style:parent-style-name="Policepardéfaut" style:family="text">
      <style:text-properties style:font-name="Aptos" style:font-name-complex="Aptos"/>
    </style:style>
    <style:style style:name="T4" style:parent-style-name="Policepardéfaut" style:family="text">
      <style:text-properties style:font-name="Aptos" style:font-name-complex="Aptos"/>
    </style:style>
    <style:style style:name="T5" style:parent-style-name="Policepardéfaut" style:family="text">
      <style:text-properties style:font-name="Aptos" style:font-name-complex="Aptos"/>
    </style:style>
    <style:style style:name="T6" style:parent-style-name="Policepardéfaut" style:family="text">
      <style:text-properties style:font-name="Aptos" style:font-name-complex="Aptos"/>
    </style:style>
    <style:style style:name="T7" style:parent-style-name="Policepardéfaut" style:family="text">
      <style:text-properties style:font-name="Cambria Math" style:font-name-complex="Cambria Math"/>
    </style:style>
    <style:style style:name="T8" style:parent-style-name="Policepardéfaut" style:family="text">
      <style:text-properties style:font-name="Aptos" style:font-name-complex="Aptos"/>
    </style:style>
    <style:style style:name="T9" style:parent-style-name="Policepardéfaut" style:family="text">
      <style:text-properties style:font-name="Cambria Math" style:font-name-complex="Cambria Math"/>
    </style:style>
    <style:style style:name="T10" style:parent-style-name="Policepardéfaut" style:family="text">
      <style:text-properties style:font-name="Aptos" style:font-name-complex="Aptos"/>
    </style:style>
    <style:style style:name="T11" style:parent-style-name="Policepardéfaut" style:family="text">
      <style:text-properties style:font-name="Aptos" style:font-name-complex="Aptos"/>
    </style:style>
    <style:style style:name="T12" style:parent-style-name="Policepardéfaut" style:family="text">
      <style:text-properties style:font-name="Aptos" style:font-name-complex="Aptos"/>
    </style:style>
    <style:style style:name="T13" style:parent-style-name="Policepardéfaut" style:family="text">
      <style:text-properties style:font-name="Cambria Math" style:font-name-complex="Cambria Math"/>
    </style:style>
    <style:style style:name="T14" style:parent-style-name="Policepardéfaut" style:family="text">
      <style:text-properties style:font-name="Cambria Math" style:font-name-complex="Cambria Math"/>
    </style:style>
    <style:style style:name="T15" style:parent-style-name="Policepardéfaut" style:family="text">
      <style:text-properties style:font-name="Cambria Math" style:font-name-complex="Cambria Math"/>
    </style:style>
    <style:style style:name="T16" style:parent-style-name="Policepardéfaut" style:family="text">
      <style:text-properties style:font-name="Cambria Math" style:font-name-complex="Cambria Math"/>
    </style:style>
    <style:style style:name="T17" style:parent-style-name="Policepardéfaut" style:family="text">
      <style:text-properties style:font-name="Cambria Math" style:font-name-complex="Cambria Math"/>
    </style:style>
    <style:style style:name="P18" style:parent-style-name="Normal" style:family="paragraph">
      <style:text-properties style:font-name="Cambria Math" style:font-name-complex="Cambria Math"/>
    </style:style>
    <style:style style:name="P19" style:parent-style-name="Normal" style:family="paragraph">
      <style:text-properties style:font-name="Cambria Math" style:font-name-complex="Cambria Math"/>
    </style:style>
    <style:style style:name="TableColumn21" style:family="table-column">
      <style:table-column-properties style:column-width="1.5729in"/>
    </style:style>
    <style:style style:name="TableColumn22" style:family="table-column">
      <style:table-column-properties style:column-width="1.5729in"/>
    </style:style>
    <style:style style:name="TableColumn23" style:family="table-column">
      <style:table-column-properties style:column-width="1.5736in"/>
    </style:style>
    <style:style style:name="TableColumn24" style:family="table-column">
      <style:table-column-properties style:column-width="1.5736in"/>
    </style:style>
    <style:style style:name="Table20" style:family="table">
      <style:table-properties style:width="6.293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mbria Math" style:font-name-complex="Cambria Math"/>
    </style:style>
    <style:style style:name="P52" style:parent-style-name="Normal" style:family="paragraph">
      <style:text-properties style:font-name="Cambria Math" style:font-name-complex="Cambria Math"/>
    </style:style>
  </office:automatic-styles>
  <office:body>
    <office:text text:use-soft-page-breaks="true">
      <text:p text:style-name="P1">Rapport<text:s/><text:line-break/>1. Bilan hebdomadaire– Durée : 10 minutes environ– Contenu :</text:p>
      <text:p text:style-name="Normal"><text:s/><text:span text:style-name="T2">∗</text:span><text:s/>Pr<text:span text:style-name="T3">é</text:span>sentation du bilan de la semaine pr<text:span text:style-name="T4">é</text:span>c<text:span text:style-name="T5">é</text:span>dente et des activit<text:span text:style-name="T6">é</text:span>s en cours.</text:p>
      <text:p text:style-name="Normal"><text:s/><text:span text:style-name="T7">∗</text:span><text:s/>Discussion et session de questions/r<text:span text:style-name="T8">é</text:span>ponses.</text:p>
      <text:p text:style-name="Normal"><text:s/><text:span text:style-name="T9">∗</text:span><text:s/><text:span text:style-name="T10">É</text:span>changes constructifs avec l<text:span text:style-name="T11">’</text:span>encadrant sur les objectifs atteints et les difficult<text:span text:style-name="T12">é</text:span>s</text:p>
      <text:p text:style-name="Normal"><text:s/>Rencontrées( cahier de charge ( plus precesemment la description du produtits , ses objects et ses fonctionnalitées )</text:p>
      <text:p text:style-name="Normal"/>
      <text:p text:style-name="Normal">Discussion sur le cahier des charges– Délai de livraison : Dimanche 16 février pour remettre :<text:s/><text:span text:style-name="T13"><text:s/>la version et le livrable final</text:span><text:span text:style-name="T14"><text:line-break/></text:span><text:span text:style-name="T15"><text:line-break/>Présenter le cahier des charges et le réviser avec l’encadrant en ragardons les points a améliorer ou a enlever et a modifier<text:s/></text:span><text:span text:style-name="T16"><text:line-break/>Points a améiorer : Les fonctionnalitées des produits : par exemples la description detaillée du format de questionnaire et l’interaction avec le clients avec la chronlogie possible dans notre moteur de recherche<text:s/></text:span><text:span text:style-name="T17"><text:line-break/>Points a supprimer : le guide de lecture et garder la documentation et livrable<text:s/></text:span></text:p>
      <text:p text:style-name="P18">Points a modifier : on devise et on sépare les fonctionnalitées en indisponible, importante , faclutatif<text:s/><text:line-break/>Rajouter des illustrations visuelles , IHM pour enrichir notre descriptiosndfe fonctionnalitées …..<text:line-break/><text:line-break/></text:p>
      <text:p text:style-name="P19">Prochaines étapes–<text:s/>après le livrable finale de notre cahier de charge….<text:line-break/>Presentation de cahier de recette et la<text:tab/>ncement des concepts comment on doit le réaliser<text:s/><text:line-break/><text:line-break/>Décrire les tests qui seront réaliser sous forme de tables<text:s/><text:line-break/><text:line-break/><text:line-break/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Ref</text:p>
          </table:table-cell>
          <table:table-cell table:style-name="TableCell28">
            <text:p text:style-name="P29">Description</text:p>
          </table:table-cell>
          <table:table-cell table:style-name="TableCell30">
            <text:p text:style-name="P31">Résultat attendu</text:p>
          </table:table-cell>
          <table:table-cell table:style-name="TableCell32">
            <text:p text:style-name="P33">Résultat observé ( lorsque on commence le développement après <text:s/>)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P52"/>
      <text:p text:style-name="Normal">Les ref de tests peuvent avoir des sous ref donc on fait des test pour chaque fonctionalitées de notre produits<text:s/><text:line-break/><text:line-break/><text:line-break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med Ryad DERMOUCHE</meta:initial-creator>
    <dc:creator>Mohammed Ryad DERMOUCHE</dc:creator>
    <meta:creation-date>2025-02-13T19:12:00Z</meta:creation-date>
    <dc:date>2025-02-13T19:28:00Z</dc:date>
    <meta:template xlink:href="Normal" xlink:type="simple"/>
    <meta:editing-cycles>2</meta:editing-cycles>
    <meta:editing-duration>PT960S</meta:editing-duration>
    <meta:document-statistic meta:page-count="1" meta:paragraph-count="3" meta:word-count="248" meta:character-count="1612" meta:row-count="11" meta:non-whitespace-character-count="1367"/>
  </office:meta>
</office:document-meta>
</file>